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7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7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7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7" table:number-rows-repeated="1048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7">
          <table:table-cell office:value-type="string" calcext:value-type="string">
            <text:p>Hugo academic :</text:p>
          </table:table-cell>
        </table:table-row>
        <table:table-row table:style-name="ro7">
          <table:table-cell office:value-type="string" calcext:value-type="string">
            <text:p>https://github.com/gcushen/hugo-academic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utility tw</text:p>
          </table:table-cell>
        </table:table-row>
        <table:table-row table:style-name="ro7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0:45:17.73880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3-28T10:45:33.768923106</dc:date>
    <meta:editing-duration>P30DT8H45M7S</meta:editing-duration>
    <meta:editing-cycles>112</meta:editing-cycles>
    <meta:generator>LibreOffice/6.4.7.2$Linux_X86_64 LibreOffice_project/40$Build-2</meta:generator>
    <meta:document-statistic meta:table-count="3" meta:cell-count="226" meta:object-count="0"/>
    <meta:user-defined meta:name=""/>
  </office:meta>
</office:document-meta>
</file>